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0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5"/>
        <table:table-column table:style-name="co7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4" office:value-type="string" calcext:value-type="string">
            <text:p>do_glyph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attack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kill_enemy_cree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op_attac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attack_enemy_hero</text:p>
          </table:table-cell>
          <table:table-cell table:style-name="ce14" office:value-type="string" calcext:value-type="string">
            <text:p>attack_enemy_her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4"/>
          <table:table-cell table:style-name="ce14" office:value-type="string" calcext:value-type="string">
            <text:p>stop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20:44:13.115737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20T21:08:54.825029871</dc:date>
    <meta:editing-duration>P2DT20H9M56S</meta:editing-duration>
    <meta:editing-cycles>2553</meta:editing-cycles>
    <dc:creator>Ilya Shpigor</dc:creator>
    <meta:document-statistic meta:table-count="4" meta:cell-count="415" meta:object-count="0"/>
  </office:meta>
</office:document-meta>
</file>